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FreeSans" style:font-family-asian="FreeSans" style:font-family-complex="FreeSans" fo:background-color="transparent" style:use-window-font-color="true"/>
    </style:style>
    <style:style style:name="T2" style:family="text">
      <style:text-properties fo:font-size="11.00pt" fo:font-weight="normal" fo:font-family="宋体" style:font-family-asian="宋体" style:font-family-complex="宋体" fo:background-color="transparent" style:use-window-font-color="true"/>
    </style:style>
    <style:style style:name="T3" style:family="text">
      <style:text-properties fo:font-size="26.00pt" fo:font-weight="normal" fo:font-family="FreeSans" style:font-family-asian="FreeSans" style:font-family-complex="FreeSans" fo:background-color="transparent" fo:color="#2a6099"/>
    </style:style>
    <style:style style:name="T4" style:family="text">
      <style:text-properties fo:font-size="26.00pt" fo:font-weight="normal" fo:font-family="FreeSans" style:font-family-asian="FreeSans" style:font-family-complex="FreeSans" fo:background-color="transparent" fo:color="#000000"/>
    </style:style>
    <style:style style:name="T5" style:family="text">
      <style:text-properties fo:font-size="11.00pt" fo:font-weight="normal" fo:font-family="宋体" style:font-family-asian="宋体" style:font-family-complex="宋体" fo:background-color="transparent" style:use-window-font-color="true"/>
    </style:style>
    <style:style style:name="T6" style:family="text">
      <style:text-properties fo:font-size="15.00pt" fo:font-weight="normal" fo:font-family="宋体" style:font-family-asian="宋体" style:font-family-complex="宋体" fo:background-color="transparent" style:use-window-font-color="true"/>
    </style:style>
    <style:style style:name="T7" style:family="text">
      <style:text-properties fo:font-size="15.00pt" fo:font-weight="normal" fo:font-family="'华文黑体 - Kelvin'" style:font-family-asian="'华文黑体 - Kelvin'" style:font-family-complex="'华文黑体 - Kelvin'" fo:background-color="transparent" style:use-window-font-color="true"/>
    </style:style>
    <style:style style:name="T8" style:family="text">
      <style:text-properties fo:font-size="15.00pt" fo:font-weight="normal" fo:font-family="宋体" style:font-family-asian="宋体" style:font-family-complex="宋体" fo:background-color="transparent" style:use-window-font-color="true"/>
    </style:style>
    <style:style style:name="T9" style:family="text">
      <style:text-properties fo:font-size="15.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0"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11" style:family="text">
      <style:text-properties fo:font-size="11.00pt" fo:font-weight="normal" fo:font-family="宋体" style:font-family-asian="宋体" style:font-family-complex="宋体" fo:background-color="transparent" style:use-window-font-color="true"/>
    </style:style>
    <style:style style:name="T12" style:family="text">
      <style:text-properties fo:font-size="15.00pt" fo:font-weight="normal" fo:font-family="'华文黑体 - Kelvin'" style:font-family-asian="'华文黑体 - Kelvin'" style:font-family-complex="'华文黑体 - Kelvin'" fo:background-color="transparent" style:use-window-font-color="true"/>
    </style:style>
    <style:style style:name="T13" style:family="text">
      <style:text-properties fo:font-size="15.00pt" fo:font-weight="normal" fo:font-family="宋体" style:font-family-asian="宋体" style:font-family-complex="宋体" fo:background-color="transparent" style:use-window-font-color="true"/>
    </style:style>
    <style:style style:name="T14" style:family="text">
      <style:text-properties fo:font-size="15.00pt" fo:font-weight="normal" fo:font-family="'华文黑体 - Kelvin'" style:font-family-asian="'华文黑体 - Kelvin'" style:font-family-complex="'华文黑体 - Kelvin'" fo:background-color="transparent" style:use-window-font-color="true"/>
    </style:style>
    <style:style style:name="T15" style:family="text">
      <style:text-properties fo:font-size="15.00pt" fo:font-weight="normal" fo:font-family="宋体" style:font-family-asian="宋体" style:font-family-complex="宋体" fo:background-color="transparent" style:use-window-font-color="true"/>
    </style:style>
    <style:style style:name="T16" style:family="text">
      <style:text-properties fo:font-size="15.00pt" fo:font-weight="normal" fo:font-family="'华文黑体 - Kelvin'" style:font-family-asian="'华文黑体 - Kelvin'" style:font-family-complex="'华文黑体 - Kelvin'" fo:background-color="transparent" style:use-window-font-color="true"/>
    </style:style>
    <style:style style:name="T17" style:family="text">
      <style:text-properties fo:font-size="15.00pt" fo:font-weight="normal" fo:font-family="宋体" style:font-family-asian="宋体" style:font-family-complex="宋体" fo:background-color="transparent" style:use-window-font-color="true"/>
    </style:style>
    <style:style style:name="T18" style:family="text">
      <style:text-properties fo:font-size="15.00pt" fo:font-weight="normal" fo:font-family="'华文黑体 - Kelvin'" style:font-family-asian="'华文黑体 - Kelvin'" style:font-family-complex="'华文黑体 - Kelvin'" fo:background-color="transparent" style:use-window-font-color="true"/>
    </style:style>
    <style:style style:name="T19"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20" style:family="text">
      <style:text-properties fo:font-size="15.00pt" fo:font-weight="normal" fo:font-family="'华文黑体 - Kelvin'" style:font-family-asian="'华文黑体 - Kelvin'" style:font-family-complex="'华文黑体 - Kelvin'" fo:background-color="transparent" style:use-window-font-color="true"/>
    </style:style>
    <style:style style:name="T21" style:family="text">
      <style:text-properties fo:font-size="15.00pt" fo:font-weight="normal" fo:font-family="宋体" style:font-family-asian="宋体" style:font-family-complex="宋体" fo:background-color="transparent" style:use-window-font-color="true"/>
    </style:style>
    <style:style style:name="T22" style:family="text">
      <style:text-properties fo:font-size="15.00pt" fo:font-weight="normal" fo:font-family="'华文黑体 - Kelvin'" style:font-family-asian="'华文黑体 - Kelvin'" style:font-family-complex="'华文黑体 - Kelvin'" fo:background-color="transparent" style:use-window-font-color="true"/>
    </style:style>
    <style:style style:name="T23"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24" style:family="text">
      <style:text-properties fo:font-size="15.00pt" fo:font-weight="normal" fo:font-family="'华文黑体 - Kelvin'" style:font-family-asian="'华文黑体 - Kelvin'" style:font-family-complex="'华文黑体 - Kelvin'" fo:background-color="transparent" style:use-window-font-color="true"/>
    </style:style>
    <style:style style:name="T25"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26" style:family="text">
      <style:text-properties fo:font-size="15.00pt" fo:font-weight="normal" fo:font-family="'华文黑体 - Kelvin'" style:font-family-asian="'华文黑体 - Kelvin'" style:font-family-complex="'华文黑体 - Kelvin'" fo:background-color="transparent" style:use-window-font-color="true"/>
    </style:style>
    <style:style style:name="T27" style:family="text">
      <style:text-properties fo:font-size="15.00pt" fo:font-weight="normal" fo:font-family="宋体" style:font-family-asian="宋体" style:font-family-complex="宋体" fo:background-color="transparent" style:use-window-font-color="true"/>
    </style:style>
    <style:style style:name="T28" style:family="text">
      <style:text-properties fo:font-size="15.00pt" fo:font-weight="normal" fo:font-family="'华文黑体 - Kelvin'" style:font-family-asian="'华文黑体 - Kelvin'" style:font-family-complex="'华文黑体 - Kelvin'" fo:background-color="transparent" style:use-window-font-color="true"/>
    </style:style>
    <style:style style:name="T29" style:family="text">
      <style:text-properties fo:font-size="18.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30"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31" style:family="text">
      <style:text-properties fo:font-size="15.00pt" fo:font-weight="normal" style:text-underline-mode="continuous" style:text-underline-type="single" style:text-underline-style="solid" style:text-underline-width="normal" fo:font-family="宋体" style:font-family-asian="宋体" style:font-family-complex="宋体" fo:background-color="transparent" style:use-window-font-color="true"/>
    </style:style>
    <style:style style:name="T32"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33" style:family="text">
      <style:text-properties fo:font-size="15.00pt" fo:font-weight="normal" style:text-underline-mode="continuous" style:text-underline-type="single" style:text-underline-style="solid" style:text-underline-width="normal" fo:font-family="宋体" style:font-family-asian="宋体" style:font-family-complex="宋体" fo:background-color="transparent" style:use-window-font-color="true"/>
    </style:style>
    <style:style style:name="T34"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35" style:family="text">
      <style:text-properties fo:font-size="15.00pt" fo:font-weight="normal" style:text-underline-mode="continuous" style:text-underline-type="single" style:text-underline-style="solid" style:text-underline-width="normal" fo:font-family="宋体" style:font-family-asian="宋体" style:font-family-complex="宋体" fo:background-color="transparent" style:use-window-font-color="true"/>
    </style:style>
    <style:style style:name="T36"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37" style:family="text">
      <style:text-properties fo:font-size="15.00pt" fo:font-weight="normal" style:text-underline-mode="continuous" style:text-underline-type="single" style:text-underline-style="solid" style:text-underline-width="normal" fo:font-family="宋体" style:font-family-asian="宋体" style:font-family-complex="宋体" fo:background-color="transparent" style:use-window-font-color="true"/>
    </style:style>
    <style:style style:name="T38" style:family="text">
      <style:text-properties fo:font-size="15.00pt" fo:font-weight="normal" style:text-underline-mode="continuous" style:text-underline-type="single" style:text-underline-style="solid" style:text-underline-width="normal" fo:font-family="'华文黑体 - Kelvin'" style:font-family-asian="'华文黑体 - Kelvin'" style:font-family-complex="'华文黑体 - Kelvin'" fo:background-color="transparent" style:use-window-font-color="true"/>
    </style:style>
    <style:style style:name="T39" style:family="text">
      <style:text-properties fo:font-size="15.00pt" fo:font-weight="normal" fo:font-family="'华文黑体 - Kelvin'" style:font-family-asian="'华文黑体 - Kelvin'" style:font-family-complex="'华文黑体 - Kelvin'" fo:background-color="transparent" style:use-window-font-color="true"/>
    </style:style>
    <style:style style:name="T40" style:family="text">
      <style:text-properties fo:font-size="11.00pt" fo:font-weight="normal" fo:font-family="宋体" style:font-family-asian="宋体" style:font-family-complex="宋体" fo:background-color="transparent" style:use-window-font-color="true"/>
    </style:style>
    <style:style style:name="T41" style:family="text">
      <style:text-properties fo:font-size="15.00pt" fo:font-weight="normal" fo:font-family="宋体" style:font-family-asian="宋体" style:font-family-complex="宋体" fo:background-color="transparent" style:use-window-font-color="true"/>
    </style:style>
    <style:style style:name="T42" style:family="text">
      <style:text-properties fo:font-size="15.00pt" fo:font-weight="normal" fo:font-family="'华文黑体 - Kelvin'" style:font-family-asian="'华文黑体 - Kelvin'" style:font-family-complex="'华文黑体 - Kelvin'" fo:background-color="transparent" style:use-window-font-color="true"/>
    </style:style>
    <style:style style:name="T43" style:family="text">
      <style:text-properties fo:font-size="15.00pt" fo:font-weight="normal" fo:font-family="宋体" style:font-family-asian="宋体" style:font-family-complex="宋体" fo:background-color="transparent" style:use-window-font-color="true"/>
    </style:style>
    <style:style style:name="T44" style:family="text">
      <style:text-properties fo:font-size="16.00pt" fo:font-weight="normal" fo:font-family="FreeSans" style:font-family-asian="FreeSans" style:font-family-complex="FreeSans" fo:background-color="transparent" style:use-window-font-color="true"/>
    </style:style>
    <style:style style:name="T45" style:family="text">
      <style:text-properties fo:font-size="11.00pt" fo:font-weight="normal" fo:font-family="宋体" style:font-family-asian="宋体" style:font-family-complex="宋体" fo:background-color="transparent" style:use-window-font-color="true"/>
    </style:style>
    <style:style style:name="T46" style:family="text">
      <style:text-properties fo:font-size="12.00pt" fo:font-weight="normal" fo:font-family="FreeSans" style:font-family-asian="FreeSans" style:font-family-complex="FreeSans" fo:background-color="transparent" style:use-window-font-color="true"/>
    </style:style>
    <style:style style:name="T47" style:family="text">
      <style:text-properties fo:font-size="11.00pt" fo:font-weight="normal" fo:font-family="宋体" style:font-family-asian="宋体" style:font-family-complex="宋体" fo:background-color="transparent" style:use-window-font-color="true"/>
    </style:style>
    <style:style style:name="T48" style:family="text">
      <style:text-properties fo:font-size="12.00pt" fo:font-weight="normal" fo:font-family="FreeSans" style:font-family-asian="FreeSans" style:font-family-complex="FreeSans" fo:background-color="transparent" style:use-window-font-color="true"/>
    </style:style>
    <style:style style:name="T49" style:family="text">
      <style:text-properties fo:font-size="11.00pt" fo:font-weight="normal" fo:font-family="宋体" style:font-family-asian="宋体" style:font-family-complex="宋体" fo:background-color="transparent" style:use-window-font-color="true"/>
    </style:style>
    <style:style style:name="T50" style:family="text">
      <style:text-properties fo:font-size="16.00pt" fo:font-weight="normal" fo:font-family="FreeSans" style:font-family-asian="FreeSans" style:font-family-complex="FreeSans" fo:background-color="transparent" style:use-window-font-color="true"/>
    </style:style>
    <style:style style:name="T51" style:family="text">
      <style:text-properties fo:font-size="11.00pt" fo:font-weight="normal" fo:font-family="宋体" style:font-family-asian="宋体" style:font-family-complex="宋体" fo:background-color="transparent" style:use-window-font-color="true"/>
    </style:style>
    <style:style style:name="T52"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53"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54"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55" style:family="text">
      <style:text-properties fo:font-size="10.50pt" fo:font-weight="normal" fo:font-family="FreeSans" style:font-family-asian="FreeSans" style:font-family-complex="FreeSans" fo:background-color="transparent" style:use-window-font-color="true"/>
    </style:style>
    <style:style style:name="T56"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57"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58" style:family="text">
      <style:text-properties fo:font-size="10.50pt" fo:font-weight="normal" fo:font-family="FreeSans" style:font-family-asian="FreeSans" style:font-family-complex="FreeSans" fo:background-color="transparent" style:use-window-font-color="true"/>
    </style:style>
    <style:style style:name="T59"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60"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61" style:family="text">
      <style:text-properties fo:font-size="11.00pt" fo:font-weight="normal" fo:font-family="宋体" style:font-family-asian="宋体" style:font-family-complex="宋体" fo:background-color="transparent" style:use-window-font-color="true"/>
    </style:style>
    <style:style style:name="T6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6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6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6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6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67" style:family="text">
      <style:text-properties fo:font-size="10.50pt" fo:font-weight="normal" fo:font-family="FreeSerif" style:font-family-asian="FreeSerif" style:font-family-complex="FreeSerif" fo:background-color="transparent" style:use-window-font-color="true"/>
    </style:style>
    <style:style style:name="T6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6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0" style:family="text">
      <style:text-properties fo:font-size="11.00pt" fo:font-weight="normal" fo:font-family="宋体" style:font-family-asian="宋体" style:font-family-complex="宋体" fo:background-color="transparent" style:use-window-font-color="true"/>
    </style:style>
    <style:style style:name="T7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6" style:family="text">
      <style:text-properties fo:font-size="10.50pt" fo:font-weight="normal" fo:font-family="FreeSerif" style:font-family-asian="FreeSerif" style:font-family-complex="FreeSerif" fo:background-color="transparent" style:use-window-font-color="true"/>
    </style:style>
    <style:style style:name="T7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79" style:family="text">
      <style:text-properties fo:font-size="11.00pt" fo:font-weight="normal" fo:font-family="宋体" style:font-family-asian="宋体" style:font-family-complex="宋体" fo:background-color="transparent" style:use-window-font-color="true"/>
    </style:style>
    <style:style style:name="T8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5" style:family="text">
      <style:text-properties fo:font-size="10.50pt" fo:font-weight="normal" fo:font-family="FreeSerif" style:font-family-asian="FreeSerif" style:font-family-complex="FreeSerif" fo:background-color="transparent" style:use-window-font-color="true"/>
    </style:style>
    <style:style style:name="T8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88" style:family="text">
      <style:text-properties fo:font-size="11.00pt" fo:font-weight="normal" fo:font-family="宋体" style:font-family-asian="宋体" style:font-family-complex="宋体" fo:background-color="transparent" style:use-window-font-color="true"/>
    </style:style>
    <style:style style:name="T8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4" style:family="text">
      <style:text-properties fo:font-size="10.50pt" fo:font-weight="normal" fo:font-family="FreeSerif" style:font-family-asian="FreeSerif" style:font-family-complex="FreeSerif" fo:background-color="transparent" style:use-window-font-color="true"/>
    </style:style>
    <style:style style:name="T9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7" style:family="text">
      <style:text-properties fo:font-size="11.00pt" fo:font-weight="normal" fo:font-family="宋体" style:font-family-asian="宋体" style:font-family-complex="宋体" fo:background-color="transparent" style:use-window-font-color="true"/>
    </style:style>
    <style:style style:name="T9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9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0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0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0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03" style:family="text">
      <style:text-properties fo:font-size="10.50pt" fo:font-weight="normal" fo:font-family="FreeSerif" style:font-family-asian="FreeSerif" style:font-family-complex="FreeSerif" fo:background-color="transparent" style:use-window-font-color="true"/>
    </style:style>
    <style:style style:name="T10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0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06" style:family="text">
      <style:text-properties fo:font-size="11.00pt" fo:font-weight="normal" fo:font-family="宋体" style:font-family-asian="宋体" style:font-family-complex="宋体" fo:background-color="transparent" style:use-window-font-color="true"/>
    </style:style>
    <style:style style:name="T107"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08"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09"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10" style:family="text">
      <style:text-properties fo:font-size="10.50pt" fo:font-weight="normal" fo:font-family="FreeSans" style:font-family-asian="FreeSans" style:font-family-complex="FreeSans" fo:background-color="transparent" style:use-window-font-color="true"/>
    </style:style>
    <style:style style:name="T111"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12"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13" style:family="text">
      <style:text-properties fo:font-size="10.50pt" fo:font-weight="normal" fo:font-family="FreeSans" style:font-family-asian="FreeSans" style:font-family-complex="FreeSans" fo:background-color="transparent" style:use-window-font-color="true"/>
    </style:style>
    <style:style style:name="T114"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15"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16" style:family="text">
      <style:text-properties fo:font-size="11.00pt" fo:font-weight="normal" fo:font-family="宋体" style:font-family-asian="宋体" style:font-family-complex="宋体" fo:background-color="transparent" style:use-window-font-color="true"/>
    </style:style>
    <style:style style:name="T11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1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1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2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2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22" style:family="text">
      <style:text-properties fo:font-size="10.50pt" fo:font-weight="normal" fo:font-family="FreeSerif" style:font-family-asian="FreeSerif" style:font-family-complex="FreeSerif" fo:background-color="transparent" style:use-window-font-color="true"/>
    </style:style>
    <style:style style:name="T123"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24"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25" style:family="text">
      <style:text-properties fo:font-size="11.00pt" fo:font-weight="normal" fo:font-family="宋体" style:font-family-asian="宋体" style:font-family-complex="宋体" fo:background-color="transparent" style:use-window-font-color="true"/>
    </style:style>
    <style:style style:name="T12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2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2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2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3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31" style:family="text">
      <style:text-properties fo:font-size="10.50pt" fo:font-weight="normal" fo:font-family="FreeSerif" style:font-family-asian="FreeSerif" style:font-family-complex="FreeSerif" fo:background-color="transparent" style:use-window-font-color="true"/>
    </style:style>
    <style:style style:name="T132"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33"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34" style:family="text">
      <style:text-properties fo:font-size="11.00pt" fo:font-weight="normal" fo:font-family="宋体" style:font-family-asian="宋体" style:font-family-complex="宋体" fo:background-color="transparent" style:use-window-font-color="true"/>
    </style:style>
    <style:style style:name="T13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3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3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3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3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40" style:family="text">
      <style:text-properties fo:font-size="10.50pt" fo:font-weight="normal" fo:font-family="FreeSerif" style:font-family-asian="FreeSerif" style:font-family-complex="FreeSerif" fo:background-color="transparent" style:use-window-font-color="true"/>
    </style:style>
    <style:style style:name="T141"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42"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143" style:family="text">
      <style:text-properties fo:font-size="11.00pt" fo:font-weight="normal" fo:font-family="宋体" style:font-family-asian="宋体" style:font-family-complex="宋体" fo:background-color="transparent" style:use-window-font-color="true"/>
    </style:style>
    <style:style style:name="T144"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45"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46"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47" style:family="text">
      <style:text-properties fo:font-size="10.50pt" fo:font-weight="normal" fo:font-family="FreeSans" style:font-family-asian="FreeSans" style:font-family-complex="FreeSans" fo:background-color="transparent" style:use-window-font-color="true"/>
    </style:style>
    <style:style style:name="T148"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49"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50" style:family="text">
      <style:text-properties fo:font-size="10.50pt" fo:font-weight="normal" fo:font-family="FreeSans" style:font-family-asian="FreeSans" style:font-family-complex="FreeSans" fo:background-color="transparent" style:use-window-font-color="true"/>
    </style:style>
    <style:style style:name="T151"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52"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153" style:family="text">
      <style:text-properties fo:font-size="11.00pt" fo:font-weight="normal" fo:font-family="宋体" style:font-family-asian="宋体" style:font-family-complex="宋体" fo:background-color="transparent" style:use-window-font-color="true"/>
    </style:style>
    <style:style style:name="T15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5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5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5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5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59" style:family="text">
      <style:text-properties fo:font-size="10.50pt" fo:font-weight="normal" fo:font-family="FreeSerif" style:font-family-asian="FreeSerif" style:font-family-complex="FreeSerif" fo:background-color="transparent" style:use-window-font-color="true"/>
    </style:style>
    <style:style style:name="T16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2" style:family="text">
      <style:text-properties fo:font-size="11.00pt" fo:font-weight="normal" fo:font-family="宋体" style:font-family-asian="宋体" style:font-family-complex="宋体" fo:background-color="transparent" style:use-window-font-color="true"/>
    </style:style>
    <style:style style:name="T16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68" style:family="text">
      <style:text-properties fo:font-size="10.50pt" fo:font-weight="normal" fo:font-family="FreeSerif" style:font-family-asian="FreeSerif" style:font-family-complex="FreeSerif" fo:background-color="transparent" style:use-window-font-color="true"/>
    </style:style>
    <style:style style:name="T16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1" style:family="text">
      <style:text-properties fo:font-size="11.00pt" fo:font-weight="normal" fo:font-family="宋体" style:font-family-asian="宋体" style:font-family-complex="宋体" fo:background-color="transparent" style:use-window-font-color="true"/>
    </style:style>
    <style:style style:name="T17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7" style:family="text">
      <style:text-properties fo:font-size="10.50pt" fo:font-weight="normal" fo:font-family="FreeSerif" style:font-family-asian="FreeSerif" style:font-family-complex="FreeSerif" fo:background-color="transparent" style:use-window-font-color="true"/>
    </style:style>
    <style:style style:name="T17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7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0" style:family="text">
      <style:text-properties fo:font-size="11.00pt" fo:font-weight="normal" fo:font-family="宋体" style:font-family-asian="宋体" style:font-family-complex="宋体" fo:background-color="transparent" style:use-window-font-color="true"/>
    </style:style>
    <style:style style:name="T18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6" style:family="text">
      <style:text-properties fo:font-size="10.50pt" fo:font-weight="normal" fo:font-family="FreeSerif" style:font-family-asian="FreeSerif" style:font-family-complex="FreeSerif" fo:background-color="transparent" style:use-window-font-color="true"/>
    </style:style>
    <style:style style:name="T18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89" style:family="text">
      <style:text-properties fo:font-size="11.00pt" fo:font-weight="normal" fo:font-family="宋体" style:font-family-asian="宋体" style:font-family-complex="宋体" fo:background-color="transparent" style:use-window-font-color="true"/>
    </style:style>
    <style:style style:name="T19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4"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5" style:family="text">
      <style:text-properties fo:font-size="10.50pt" fo:font-weight="normal" fo:font-family="FreeSerif" style:font-family-asian="FreeSerif" style:font-family-complex="FreeSerif" fo:background-color="transparent" style:use-window-font-color="true"/>
    </style:style>
    <style:style style:name="T19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7"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198" style:family="text">
      <style:text-properties fo:font-size="11.00pt" fo:font-weight="normal" fo:font-family="宋体" style:font-family-asian="宋体" style:font-family-complex="宋体" fo:background-color="transparent" style:use-window-font-color="true"/>
    </style:style>
    <style:style style:name="T19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3"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4" style:family="text">
      <style:text-properties fo:font-size="10.50pt" fo:font-weight="normal" fo:font-family="FreeSerif" style:font-family-asian="FreeSerif" style:font-family-complex="FreeSerif" fo:background-color="transparent" style:use-window-font-color="true"/>
    </style:style>
    <style:style style:name="T205"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6"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07" style:family="text">
      <style:text-properties fo:font-size="11.00pt" fo:font-weight="normal" fo:font-family="宋体" style:font-family-asian="宋体" style:font-family-complex="宋体" fo:background-color="transparent" style:use-window-font-color="true"/>
    </style:style>
    <style:style style:name="T208"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09"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10"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11" style:family="text">
      <style:text-properties fo:font-size="10.50pt" fo:font-weight="normal" fo:font-family="FreeSans" style:font-family-asian="FreeSans" style:font-family-complex="FreeSans" fo:background-color="transparent" style:use-window-font-color="true"/>
    </style:style>
    <style:style style:name="T212"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13"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14" style:family="text">
      <style:text-properties fo:font-size="10.50pt" fo:font-weight="normal" fo:font-family="FreeSans" style:font-family-asian="FreeSans" style:font-family-complex="FreeSans" fo:background-color="transparent" style:use-window-font-color="true"/>
    </style:style>
    <style:style style:name="T215"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216"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217" style:family="text">
      <style:text-properties fo:font-size="11.00pt" fo:font-weight="normal" fo:font-family="宋体" style:font-family-asian="宋体" style:font-family-complex="宋体" fo:background-color="transparent" style:use-window-font-color="true"/>
    </style:style>
    <style:style style:name="T218"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19"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20"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21"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22" style:family="text">
      <style:text-properties fo:font-size="10.50pt" fo:font-weight="normal" style:text-underline-mode="continuous" style:text-underline-type="single" style:text-underline-style="solid" style:text-underline-width="normal" fo:font-family="FreeSerif" style:font-family-asian="FreeSerif" style:font-family-complex="FreeSerif" fo:background-color="transparent" fo:color="#0000ff"/>
    </style:style>
    <style:style style:name="T223" style:family="text">
      <style:text-properties fo:font-size="10.50pt" fo:font-weight="normal" fo:font-family="FreeSerif" style:font-family-asian="FreeSerif" style:font-family-complex="FreeSerif" fo:background-color="transparent" style:use-window-font-color="true"/>
    </style:style>
    <style:style style:name="T224"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225" style:family="text">
      <style:text-properties fo:font-size="11.00pt" fo:font-weight="normal" style:text-underline-mode="continuous" style:text-underline-type="single" style:text-underline-style="solid" style:text-underline-width="normal" fo:font-family="宋体" style:font-family-asian="宋体" style:font-family-complex="宋体" fo:background-color="transparent" fo:color="#0000ff"/>
    </style:style>
    <style:style style:name="T226" style:family="text">
      <style:text-properties fo:font-size="11.00pt" fo:font-weight="normal" fo:font-family="宋体" style:font-family-asian="宋体" style:font-family-complex="宋体" fo:background-color="transparent" style:use-window-font-color="true"/>
    </style:style>
    <style:style style:name="T227"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28"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29" style:family="text">
      <style:text-properties fo:font-size="10.50pt" fo:font-weight="normal" fo:font-family="FreeSans" style:font-family-asian="FreeSans" style:font-family-complex="FreeSans" fo:background-color="transparent" style:use-window-font-color="true"/>
    </style:style>
    <style:style style:name="T230"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31"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32" style:family="text">
      <style:text-properties fo:font-size="11.00pt" fo:font-weight="normal" fo:font-family="宋体" style:font-family-asian="宋体" style:font-family-complex="宋体" fo:background-color="transparent" style:use-window-font-color="true"/>
    </style:style>
    <style:style style:name="T233"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34"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35" style:family="text">
      <style:text-properties fo:font-size="10.50pt" fo:font-weight="normal" fo:font-family="FreeSans" style:font-family-asian="FreeSans" style:font-family-complex="FreeSans" fo:background-color="transparent" style:use-window-font-color="true"/>
    </style:style>
    <style:style style:name="T236"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37" style:family="text">
      <style:text-properties fo:font-size="10.50pt" fo:font-weight="normal" style:text-underline-mode="continuous" style:text-underline-type="single" style:text-underline-style="solid" style:text-underline-width="normal" fo:font-family="FreeSans" style:font-family-asian="FreeSans" style:font-family-complex="FreeSans" fo:background-color="transparent" fo:color="#0000ff"/>
    </style:style>
    <style:style style:name="T238" style:family="text">
      <style:text-properties fo:font-size="11.00pt" fo:font-weight="normal" fo:font-family="宋体" style:font-family-asian="宋体" style:font-family-complex="宋体" fo:background-color="transparent" style:use-window-font-color="true"/>
    </style:style>
    <style:style style:name="T239" style:family="text">
      <style:text-properties fo:font-size="16.00pt" fo:font-weight="normal" fo:font-family="FreeSans" style:font-family-asian="FreeSans" style:font-family-complex="FreeSans" fo:background-color="transparent" style:use-window-font-color="true"/>
    </style:style>
    <style:style style:name="T240" style:family="text">
      <style:text-properties fo:font-size="12.00pt" fo:font-weight="normal" fo:font-family="FreeSans" style:font-family-asian="FreeSans" style:font-family-complex="FreeSans" fo:background-color="transparent" style:use-window-font-color="true"/>
    </style:style>
    <style:style style:name="T241" style:family="text">
      <style:text-properties fo:font-size="10.50pt" fo:font-weight="normal" fo:font-family="FreeSerif" style:font-family-asian="FreeSerif" style:font-family-complex="FreeSerif" fo:background-color="transparent" style:use-window-font-color="true"/>
    </style:style>
    <style:style style:name="T242" style:family="text">
      <style:text-properties fo:font-size="11.00pt" fo:font-weight="normal" fo:font-family="宋体" style:font-family-asian="宋体" style:font-family-complex="宋体" fo:background-color="transparent" style:use-window-font-color="true"/>
    </style:style>
    <style:style style:name="T243" style:family="text">
      <style:text-properties fo:font-size="10.50pt" fo:font-weight="normal" fo:font-family="FreeSerif" style:font-family-asian="FreeSerif" style:font-family-complex="FreeSerif" fo:background-color="transparent" style:use-window-font-color="true"/>
    </style:style>
    <style:style style:name="T244" style:family="text">
      <style:text-properties fo:font-size="12.00pt" fo:font-weight="normal" fo:font-family="FreeSans" style:font-family-asian="FreeSans" style:font-family-complex="FreeSans" fo:background-color="transparent" style:use-window-font-color="true"/>
    </style:style>
    <style:style style:name="T245" style:family="text">
      <style:text-properties fo:font-size="10.50pt" fo:font-weight="normal" fo:font-family="'Liberation Sans'" style:font-family-asian="'Liberation Sans'" style:font-family-complex="'Liberation Sans'" fo:background-color="transparent" style:use-window-font-color="true"/>
    </style:style>
    <style:style style:name="T246" style:family="text">
      <style:text-properties fo:font-size="11.00pt" fo:font-weight="normal" fo:font-family="宋体" style:font-family-asian="宋体" style:font-family-complex="宋体" fo:background-color="transparent" style:use-window-font-color="true"/>
    </style:style>
    <style:style style:name="T247" style:family="text">
      <style:text-properties fo:font-size="10.50pt" fo:font-weight="normal" fo:font-family="FreeSerif" style:font-family-asian="FreeSerif" style:font-family-complex="FreeSerif" fo:background-color="transparent" style:use-window-font-color="true"/>
    </style:style>
    <style:style style:name="T248" style:family="text">
      <style:text-properties fo:font-size="12.00pt" fo:font-weight="normal" fo:font-family="FreeSans" style:font-family-asian="FreeSans" style:font-family-complex="FreeSans" fo:background-color="transparent" style:use-window-font-color="true"/>
    </style:style>
    <style:style style:name="T249" style:family="text">
      <style:text-properties fo:font-size="10.50pt" fo:font-weight="normal" fo:font-family="'Liberation Sans'" style:font-family-asian="'Liberation Sans'" style:font-family-complex="'Liberation Sans'" fo:background-color="transparent" style:use-window-font-color="true"/>
    </style:style>
    <style:style style:name="T250" style:family="text">
      <style:text-properties fo:font-size="16.00pt" fo:font-weight="normal" fo:font-family="FreeSans" style:font-family-asian="FreeSans" style:font-family-complex="FreeSans" fo:background-color="transparent" style:use-window-font-color="true"/>
    </style:style>
    <style:style style:name="T251" style:family="text">
      <style:text-properties fo:font-size="12.00pt" fo:font-weight="normal" fo:font-family="FreeSans" style:font-family-asian="FreeSans" style:font-family-complex="FreeSans" fo:background-color="transparent" style:use-window-font-color="true"/>
    </style:style>
    <style:style style:name="T252" style:family="text">
      <style:text-properties fo:font-size="10.50pt" fo:font-weight="normal" fo:font-family="'Liberation Sans'" style:font-family-asian="'Liberation Sans'" style:font-family-complex="'Liberation Sans'" fo:background-color="transparent" style:use-window-font-color="true"/>
    </style:style>
    <style:style style:name="T253" style:family="text">
      <style:text-properties fo:font-size="12.00pt" fo:font-weight="normal" fo:font-family="FreeSans" style:font-family-asian="FreeSans" style:font-family-complex="FreeSans" fo:background-color="transparent" style:use-window-font-color="true"/>
    </style:style>
    <style:style style:name="T254" style:family="text">
      <style:text-properties fo:font-size="11.00pt" fo:font-weight="normal" fo:font-family="宋体" style:font-family-asian="宋体" style:font-family-complex="宋体" fo:background-color="transparent" style:use-window-font-color="true"/>
    </style:style>
    <style:style style:name="T255" style:family="text">
      <style:text-properties fo:font-size="10.50pt" fo:font-weight="normal" fo:font-family="'Liberation Sans'" style:font-family-asian="'Liberation Sans'" style:font-family-complex="'Liberation Sans'" fo:background-color="transparent" style:use-window-font-color="true"/>
    </style:style>
    <style:style style:name="T256" style:family="text">
      <style:text-properties fo:font-size="12.00pt" fo:font-weight="normal" fo:font-family="FreeSans" style:font-family-asian="FreeSans" style:font-family-complex="FreeSans" fo:background-color="transparent" style:use-window-font-color="true"/>
    </style:style>
    <style:style style:name="T257" style:family="text">
      <style:text-properties fo:font-size="10.50pt" fo:font-weight="normal" fo:font-family="FreeSans" style:font-family-asian="FreeSans" style:font-family-complex="FreeSans" fo:background-color="transparent" style:use-window-font-color="true"/>
    </style:style>
    <style:style style:name="T258" style:family="text">
      <style:text-properties fo:font-size="11.00pt" fo:font-weight="normal" fo:font-family="宋体" style:font-family-asian="宋体" style:font-family-complex="宋体" fo:background-color="transparent" style:use-window-font-color="true"/>
    </style:style>
    <style:style style:name="T259" style:family="text">
      <style:text-properties fo:font-size="11.00pt" fo:font-weight="normal" fo:font-family="宋体" style:font-family-asian="宋体" style:font-family-complex="宋体" fo:background-color="transparent" style:use-window-font-color="true"/>
    </style:style>
    <style:style style:name="T260" style:family="text">
      <style:text-properties fo:font-size="11.00pt" fo:font-weight="normal" fo:font-family="宋体" style:font-family-asian="宋体" style:font-family-complex="宋体" fo:background-color="transparent" style:use-window-font-color="true"/>
    </style:style>
    <style:style style:name="T261" style:family="text">
      <style:text-properties fo:font-size="16.00pt" fo:font-weight="normal" fo:font-family="FreeSans" style:font-family-asian="FreeSans" style:font-family-complex="FreeSans" fo:background-color="transparent" style:use-window-font-color="true"/>
    </style:style>
    <style:style style:name="T262" style:family="text">
      <style:text-properties fo:font-size="12.00pt" fo:font-weight="normal" fo:font-family="FreeSans" style:font-family-asian="FreeSans" style:font-family-complex="FreeSans" fo:background-color="transparent" style:use-window-font-color="true"/>
    </style:style>
    <style:style style:name="T263" style:family="text">
      <style:text-properties fo:font-size="10.50pt" fo:font-weight="normal" fo:font-family="'Liberation Sans'" style:font-family-asian="'Liberation Sans'" style:font-family-complex="'Liberation Sans'" fo:background-color="transparent" style:use-window-font-color="true"/>
    </style:style>
    <style:style style:name="T264" style:family="text">
      <style:text-properties fo:font-size="11.00pt" fo:font-weight="normal" fo:font-family="宋体" style:font-family-asian="宋体" style:font-family-complex="宋体" fo:background-color="transparent" style:use-window-font-color="true"/>
    </style:style>
    <style:style style:name="T265" style:family="text">
      <style:text-properties fo:font-size="10.50pt" fo:font-weight="normal" fo:font-family="'Liberation Sans'" style:font-family-asian="'Liberation Sans'" style:font-family-complex="'Liberation Sans'" fo:background-color="transparent" style:use-window-font-color="true"/>
    </style:style>
    <style:style style:name="T266" style:family="text">
      <style:text-properties fo:font-size="11.00pt" fo:font-weight="normal" fo:font-family="宋体" style:font-family-asian="宋体" style:font-family-complex="宋体" fo:background-color="transparent" style:use-window-font-color="true"/>
    </style:style>
    <style:style style:name="T267" style:family="text">
      <style:text-properties fo:font-size="12.00pt" fo:font-weight="normal" fo:font-family="FreeSans" style:font-family-asian="FreeSans" style:font-family-complex="FreeSans" fo:background-color="transparent" style:use-window-font-color="true"/>
    </style:style>
    <style:style style:name="T268" style:family="text">
      <style:text-properties fo:font-size="10.50pt" fo:font-weight="normal" fo:font-family="'Liberation Sans'" style:font-family-asian="'Liberation Sans'" style:font-family-complex="'Liberation Sans'" fo:background-color="transparent" style:use-window-font-color="true"/>
    </style:style>
    <style:style style:name="T269" style:family="text">
      <style:text-properties fo:font-size="11.00pt" fo:font-weight="normal" fo:font-family="宋体" style:font-family-asian="宋体" style:font-family-complex="宋体" fo:background-color="transparent" style:use-window-font-color="true"/>
    </style:style>
    <style:style style:name="T270" style:family="text">
      <style:text-properties fo:font-size="10.50pt" fo:font-weight="normal" fo:font-family="'Liberation Sans'" style:font-family-asian="'Liberation Sans'" style:font-family-complex="'Liberation Sans'" fo:background-color="transparent" style:use-window-font-color="true"/>
    </style:style>
    <style:style style:name="T271" style:family="text">
      <style:text-properties fo:font-size="11.00pt" fo:font-weight="normal" fo:font-family="宋体" style:font-family-asian="宋体" style:font-family-complex="宋体" fo:background-color="transparent" style:use-window-font-color="true"/>
    </style:style>
    <style:style style:name="T272" style:family="text">
      <style:text-properties fo:font-size="10.50pt" fo:font-weight="normal" fo:font-family="'Liberation Sans'" style:font-family-asian="'Liberation Sans'" style:font-family-complex="'Liberation Sans'" fo:background-color="transparent" style:use-window-font-color="true"/>
    </style:style>
    <style:style style:name="T273" style:family="text">
      <style:text-properties fo:font-size="11.00pt" fo:font-weight="normal" fo:font-family="宋体" style:font-family-asian="宋体" style:font-family-complex="宋体" fo:background-color="transparent" style:use-window-font-color="true"/>
    </style:style>
    <style:style style:name="T274" style:family="text">
      <style:text-properties fo:font-size="10.50pt" fo:font-weight="normal" fo:font-family="'Liberation Sans'" style:font-family-asian="'Liberation Sans'" style:font-family-complex="'Liberation Sans'" fo:background-color="transparent" style:use-window-font-color="true"/>
    </style:style>
    <style:style style:name="T275" style:family="text">
      <style:text-properties fo:font-size="11.00pt" fo:font-weight="normal" fo:font-family="宋体" style:font-family-asian="宋体" style:font-family-complex="宋体" fo:background-color="transparent" style:use-window-font-color="true"/>
    </style:style>
    <style:style style:name="T276" style:family="text">
      <style:text-properties fo:font-size="10.50pt" fo:font-weight="normal" fo:font-family="'Liberation Sans'" style:font-family-asian="'Liberation Sans'" style:font-family-complex="'Liberation Sans'" fo:background-color="transparent" style:use-window-font-color="true"/>
    </style:style>
    <style:style style:name="T277" style:family="text">
      <style:text-properties fo:font-size="11.00pt" fo:font-weight="normal" fo:font-family="宋体" style:font-family-asian="宋体" style:font-family-complex="宋体" fo:background-color="transparent" style:use-window-font-color="true"/>
    </style:style>
    <style:style style:name="T278" style:family="text">
      <style:text-properties fo:font-size="16.00pt" fo:font-weight="normal" fo:font-family="FreeSans" style:font-family-asian="FreeSans" style:font-family-complex="FreeSans" fo:background-color="transparent" style:use-window-font-color="true"/>
    </style:style>
    <style:style style:name="T279" style:family="text">
      <style:text-properties fo:font-size="11.00pt" fo:font-weight="normal" fo:font-family="宋体" style:font-family-asian="宋体" style:font-family-complex="宋体" fo:background-color="transparent" style:use-window-font-color="true"/>
    </style:style>
    <style:style style:name="T280" style:family="text">
      <style:text-properties fo:font-size="16.00pt" fo:font-weight="normal" fo:font-family="FreeSans" style:font-family-asian="FreeSans" style:font-family-complex="FreeSans" fo:background-color="transparent" style:use-window-font-color="true"/>
    </style:style>
    <style:style style:name="T281" style:family="text">
      <style:text-properties fo:font-size="12.00pt" fo:font-weight="normal" fo:font-family="FreeSans" style:font-family-asian="FreeSans" style:font-family-complex="FreeSans" fo:background-color="transparent" style:use-window-font-color="true"/>
    </style:style>
    <style:style style:name="T282" style:family="text">
      <style:text-properties fo:font-size="10.50pt" fo:font-weight="normal" fo:font-family="'Liberation Sans'" style:font-family-asian="'Liberation Sans'" style:font-family-complex="'Liberation Sans'" fo:background-color="transparent" style:use-window-font-color="true"/>
    </style:style>
    <style:style style:name="T283" style:family="text">
      <style:text-properties fo:font-size="11.00pt" fo:font-weight="normal" fo:font-family="宋体" style:font-family-asian="宋体" style:font-family-complex="宋体" fo:background-color="transparent" style:use-window-font-color="true"/>
    </style:style>
    <style:style style:name="T284" style:family="text">
      <style:text-properties fo:font-size="10.50pt" fo:font-weight="normal" fo:font-family="'Liberation Sans'" style:font-family-asian="'Liberation Sans'" style:font-family-complex="'Liberation Sans'" fo:background-color="transparent" style:use-window-font-color="true"/>
    </style:style>
    <style:style style:name="T285" style:family="text">
      <style:text-properties fo:font-size="11.00pt" fo:font-weight="normal" fo:font-family="宋体" style:font-family-asian="宋体" style:font-family-complex="宋体" fo:background-color="transparent" style:use-window-font-color="true"/>
    </style:style>
    <style:style style:name="T286" style:family="text">
      <style:text-properties fo:font-size="16.00pt" fo:font-weight="normal" fo:font-family="FreeSans" style:font-family-asian="FreeSans" style:font-family-complex="FreeSans" fo:background-color="transparent" style:use-window-font-color="true"/>
    </style:style>
    <style:style style:name="T287" style:family="text">
      <style:text-properties fo:font-size="11.00pt" fo:font-weight="normal" fo:font-family="宋体" style:font-family-asian="宋体" style:font-family-complex="宋体" fo:background-color="transparent" style:use-window-font-color="true"/>
    </style:style>
    <style:style style:name="T288" style:family="text">
      <style:text-properties fo:font-size="10.50pt" fo:font-weight="normal" fo:font-family="'Liberation Sans'" style:font-family-asian="'Liberation Sans'" style:font-family-complex="'Liberation Sans'" fo:background-color="transparent" style:use-window-font-color="true"/>
    </style:style>
    <style:style style:name="T289" style:family="text">
      <style:text-properties fo:font-size="11.00pt" fo:font-weight="normal" fo:font-family="宋体" style:font-family-asian="宋体" style:font-family-complex="宋体" fo:background-color="transparent" style:use-window-font-color="true"/>
    </style:style>
    <style:style style:name="P1" style:family="paragraph">
      <style:paragraph-properties fo:line-height="100.00%" fo:text-align="left" fo:margin-top="15.60pt"/>
    </style:style>
    <style:style style:name="P2" style:family="paragraph">
      <style:paragraph-properties fo:line-height="100.00%" fo:text-align="center" fo:margin-top="15.60pt"/>
    </style:style>
    <style:style style:name="P3" style:family="paragraph">
      <style:paragraph-properties fo:line-height="150.00%" fo:text-align="center" fo:margin-top="15.60pt"/>
    </style:style>
    <style:style style:name="P4" style:family="paragraph">
      <style:paragraph-properties fo:line-height="150.00%" fo:text-align="center"/>
    </style:style>
    <style:style style:name="P5" style:family="paragraph">
      <style:paragraph-properties fo:line-height="100.00%" fo:text-align="center"/>
    </style:style>
    <style:style style:name="P6" style:family="paragraph">
      <style:paragraph-properties fo:line-height="150.00%" fo:text-align="center"/>
    </style:style>
    <style:style style:name="P7" style:family="paragraph">
      <style:paragraph-properties fo:line-height="100.00%" fo:text-align="center"/>
    </style:style>
    <style:style style:name="P8" style:family="paragraph">
      <style:paragraph-properties fo:line-height="100.00%" fo:text-align="left"/>
    </style:style>
    <style:style style:name="P9" style:family="paragraph">
      <style:paragraph-properties fo:line-height="150.00%" fo:text-align="center"/>
    </style:style>
    <style:style style:name="P10" style:family="paragraph">
      <style:paragraph-properties fo:line-height="100.00%" fo:text-align="center"/>
    </style:style>
    <style:style style:name="P11" style:family="paragraph">
      <style:paragraph-properties fo:line-height="150.00%" fo:text-align="center"/>
    </style:style>
    <style:style style:name="P12" style:family="paragraph">
      <style:paragraph-properties fo:line-height="120.00%" fo:text-align="left" fo:margin-left="0.00pt" fo:text-indent="21.00pt" fo:margin-top="7.80pt"/>
    </style:style>
    <style:style style:name="P13" style:family="paragraph">
      <style:paragraph-properties fo:line-height="120.00%" fo:text-align="left"/>
    </style:style>
    <style:style style:name="P14" style:family="paragraph">
      <style:paragraph-properties fo:line-height="100.00%" fo:text-align="left"/>
    </style:style>
    <style:style style:name="P15" style:family="paragraph">
      <style:paragraph-properties fo:line-height="100.00%" fo:text-align="center"/>
    </style:style>
    <style:style style:name="P16" style:family="paragraph">
      <style:paragraph-properties fo:line-height="120.00%" fo:text-align="left" fo:margin-top="7.80pt">
        <style:tab-stops>
          <style:tab-stop style:position="481.90pt" style:type="right" style:leader-style="dotted"/>
        </style:tab-stops>
      </style:paragraph-properties>
    </style:style>
    <style:style style:name="P17" style:family="paragraph">
      <style:paragraph-properties fo:line-height="120.00%" fo:text-align="left" fo:margin-left="14.15pt" fo:text-indent="0.00pt">
        <style:tab-stops>
          <style:tab-stop style:position="453.60pt" style:type="right" style:leader-style="dotted"/>
        </style:tab-stops>
      </style:paragraph-properties>
    </style:style>
    <style:style style:name="P18" style:family="paragraph">
      <style:paragraph-properties fo:line-height="120.00%" fo:text-align="left" fo:margin-left="28.30pt" fo:text-indent="0.00pt">
        <style:tab-stops>
          <style:tab-stop style:position="425.30pt" style:type="right" style:leader-style="dotted"/>
        </style:tab-stops>
      </style:paragraph-properties>
    </style:style>
    <style:style style:name="P19" style:family="paragraph">
      <style:paragraph-properties fo:line-height="120.00%" fo:text-align="left" fo:margin-top="7.80pt">
        <style:tab-stops>
          <style:tab-stop style:position="481.90pt" style:type="right" style:leader-style="dotted"/>
        </style:tab-stops>
      </style:paragraph-properties>
    </style:style>
    <style:style style:name="P20" style:family="paragraph">
      <style:paragraph-properties fo:line-height="120.00%" fo:text-align="left" fo:margin-left="14.15pt" fo:text-indent="0.00pt">
        <style:tab-stops>
          <style:tab-stop style:position="453.60pt" style:type="right" style:leader-style="dotted"/>
        </style:tab-stops>
      </style:paragraph-properties>
    </style:style>
    <style:style style:name="P21" style:family="paragraph">
      <style:paragraph-properties fo:line-height="120.00%" fo:text-align="left" fo:margin-top="7.80pt">
        <style:tab-stops>
          <style:tab-stop style:position="481.90pt" style:type="right" style:leader-style="dotted"/>
        </style:tab-stops>
      </style:paragraph-properties>
    </style:style>
    <style:style style:name="P22" style:family="paragraph">
      <style:paragraph-properties fo:line-height="120.00%" fo:text-align="left" fo:margin-left="14.15pt" fo:text-indent="0.00pt">
        <style:tab-stops>
          <style:tab-stop style:position="453.60pt" style:type="right" style:leader-style="dotted"/>
        </style:tab-stops>
      </style:paragraph-properties>
    </style:style>
    <style:style style:name="P23" style:family="paragraph">
      <style:paragraph-properties fo:line-height="120.00%" fo:text-align="left" fo:margin-left="28.30pt" fo:text-indent="0.00pt">
        <style:tab-stops>
          <style:tab-stop style:position="425.30pt" style:type="right" style:leader-style="dotted"/>
        </style:tab-stops>
      </style:paragraph-properties>
    </style:style>
    <style:style style:name="P24" style:family="paragraph">
      <style:paragraph-properties fo:line-height="120.00%" fo:text-align="left" fo:margin-top="7.80pt">
        <style:tab-stops>
          <style:tab-stop style:position="481.90pt" style:type="right" style:leader-style="dotted"/>
        </style:tab-stops>
      </style:paragraph-properties>
    </style:style>
    <style:style style:name="P25" style:family="paragraph">
      <style:paragraph-properties fo:line-height="120.00%" fo:text-align="left" fo:margin-left="14.15pt" fo:text-indent="0.00pt">
        <style:tab-stops>
          <style:tab-stop style:position="453.60pt" style:type="right" style:leader-style="dotted"/>
        </style:tab-stops>
      </style:paragraph-properties>
    </style:style>
    <style:style style:name="P26" style:family="paragraph">
      <style:paragraph-properties fo:line-height="120.00%" fo:text-align="left" fo:margin-left="28.30pt" fo:text-indent="0.00pt">
        <style:tab-stops>
          <style:tab-stop style:position="425.30pt" style:type="right" style:leader-style="dotted"/>
        </style:tab-stops>
      </style:paragraph-properties>
    </style:style>
    <style:style style:name="P27" style:family="paragraph">
      <style:paragraph-properties fo:line-height="120.00%" fo:text-align="left" fo:margin-top="7.80pt">
        <style:tab-stops>
          <style:tab-stop style:position="481.90pt" style:type="right" style:leader-style="dotted"/>
        </style:tab-stops>
      </style:paragraph-properties>
    </style:style>
    <style:style style:name="P28" style:family="paragraph">
      <style:paragraph-properties fo:line-height="120.00%" fo:text-align="center" fo:margin-bottom="7.80pt"/>
    </style:style>
    <style:style style:name="P29" style:family="paragraph">
      <style:paragraph-properties fo:line-height="120.00%" fo:text-align="left" fo:margin-top="7.80pt"/>
    </style:style>
    <style:style style:name="P30" style:family="paragraph">
      <style:paragraph-properties fo:line-height="120.00%" fo:text-align="left" fo:margin-left="0.00pt" fo:text-indent="21.00pt" fo:margin-top="3.10pt" fo:margin-bottom="3.10pt"/>
    </style:style>
    <style:style style:name="P31" style:family="paragraph">
      <style:paragraph-properties fo:line-height="100.00%" fo:text-align="left" fo:margin-left="0.00pt" fo:text-indent="21.00pt" fo:margin-top="3.10pt" fo:margin-bottom="3.10pt"/>
    </style:style>
    <style:style style:name="P32" style:family="paragraph">
      <style:paragraph-properties fo:line-height="100.00%" fo:text-align="center" fo:margin-left="0.00pt" fo:text-indent="21.00pt" fo:margin-top="3.10pt" fo:margin-bottom="3.10pt"/>
    </style:style>
    <style:style style:name="P33" style:family="paragraph">
      <style:paragraph-properties fo:line-height="120.00%" fo:text-align="left" fo:margin-top="7.80pt"/>
    </style:style>
    <style:style style:name="P34" style:family="paragraph">
      <style:paragraph-properties fo:line-height="100.00%" fo:text-align="left" fo:margin-left="0.00pt" fo:text-indent="21.00pt" fo:margin-top="3.10pt" fo:margin-bottom="3.10pt"/>
    </style:style>
    <style:style style:name="P35" style:family="paragraph">
      <style:paragraph-properties fo:line-height="100.00%" fo:text-align="center" fo:margin-left="0.00pt" fo:text-indent="21.00pt" fo:margin-top="3.10pt" fo:margin-bottom="3.10pt"/>
    </style:style>
    <style:style style:name="P36" style:family="paragraph">
      <style:paragraph-properties fo:line-height="100.00%" fo:text-align="left" fo:margin-top="5.65pt"/>
    </style:style>
    <style:style style:name="P37" style:family="paragraph">
      <style:paragraph-properties fo:line-height="120.00%" fo:text-align="left" fo:margin-top="5.65pt"/>
    </style:style>
    <style:style style:name="P38" style:family="paragraph">
      <style:paragraph-properties fo:line-height="120.00%" fo:text-align="center" fo:margin-top="5.65pt"/>
    </style:style>
    <style:style style:name="P39" style:family="paragraph">
      <style:paragraph-properties fo:line-height="120.00%" fo:text-align="left" fo:margin-top="5.65pt"/>
    </style:style>
    <style:style style:name="P40" style:family="paragraph">
      <style:paragraph-properties fo:line-height="100.00%" fo:text-align="left" fo:margin-top="5.65pt"/>
    </style:style>
    <style:style style:name="P41" style:family="paragraph">
      <style:paragraph-properties fo:line-height="100.00%" fo:text-align="center" fo:margin-top="5.65pt"/>
    </style:style>
    <style:style style:name="P42" style:family="paragraph">
      <style:paragraph-properties fo:line-height="120.00%" fo:text-align="left" fo:margin-top="5.65pt"/>
    </style:style>
    <style:style style:name="P43" style:family="paragraph">
      <style:paragraph-properties fo:line-height="100.00%" fo:text-align="left" fo:margin-top="5.65pt"/>
    </style:style>
    <style:style style:name="P44" style:family="paragraph">
      <style:paragraph-properties fo:line-height="120.00%" fo:text-align="center" fo:margin-top="5.65pt"/>
    </style:style>
    <style:style style:name="P45" style:family="paragraph">
      <style:paragraph-properties fo:line-height="120.00%" fo:text-align="left" fo:margin-top="5.65pt"/>
    </style:style>
    <style:style style:name="P46" style:family="paragraph">
      <style:paragraph-properties fo:line-height="100.00%" fo:text-align="left" fo:margin-top="5.65pt"/>
    </style:style>
    <style:style style:name="P47" style:family="paragraph">
      <style:paragraph-properties fo:line-height="120.00%" fo:text-align="center" fo:margin-top="5.65pt"/>
    </style:style>
    <style:style style:name="P48" style:family="paragraph">
      <style:paragraph-properties fo:line-height="100.00%" fo:text-align="left" fo:margin-top="5.65pt"/>
    </style:style>
    <style:style style:name="P49" style:family="paragraph">
      <style:paragraph-properties fo:line-height="120.00%" fo:text-align="left" fo:margin-top="5.65pt"/>
    </style:style>
    <style:style style:name="P50" style:family="paragraph">
      <style:paragraph-properties fo:line-height="100.00%" fo:text-align="left" fo:margin-top="5.65pt"/>
    </style:style>
    <style:style style:name="P51" style:family="paragraph">
      <style:paragraph-properties fo:line-height="100.00%" fo:text-align="center" fo:margin-top="5.65pt"/>
    </style:style>
    <style:style style:name="P52" style:family="paragraph">
      <style:paragraph-properties fo:line-height="120.00%" fo:text-align="left" fo:margin-top="5.65pt"/>
    </style:style>
    <style:style style:name="P53" style:family="paragraph">
      <style:paragraph-properties fo:line-height="100.00%" fo:text-align="left" fo:margin-top="5.65pt"/>
    </style:style>
    <style:style style:name="P54" style:family="paragraph">
      <style:paragraph-properties fo:line-height="120.00%" fo:text-align="center" fo:margin-top="5.65pt"/>
    </style:style>
    <style:style style:name="P55" style:family="paragraph">
      <style:paragraph-properties fo:line-height="100.00%" fo:text-align="left" fo:margin-top="5.65pt"/>
    </style:style>
    <style:style style:name="P56" style:family="paragraph">
      <style:paragraph-properties fo:line-height="120.00%" fo:text-align="center" fo:margin-top="5.65pt"/>
    </style:style>
    <style:style style:name="P57" style:family="paragraph">
      <style:paragraph-properties fo:line-height="100.00%" fo:text-align="left" fo:margin-top="5.65pt"/>
    </style:style>
    <style:style style:name="P58" style:family="paragraph">
      <style:paragraph-properties fo:line-height="120.00%" fo:text-align="center" fo:margin-top="5.65pt"/>
    </style:style>
    <style:style style:name="P59" style:family="paragraph">
      <style:paragraph-properties fo:line-height="100.00%" fo:text-align="left" fo:margin-top="5.65pt"/>
    </style:style>
    <style:style style:name="P60" style:family="paragraph">
      <style:paragraph-properties fo:line-height="120.00%" fo:text-align="center" fo:margin-top="5.65pt"/>
    </style:style>
    <style:style style:name="P61" style:family="paragraph">
      <style:paragraph-properties fo:line-height="100.00%" fo:text-align="left" fo:margin-top="5.65pt"/>
    </style:style>
    <style:style style:name="P62" style:family="paragraph">
      <style:paragraph-properties fo:line-height="120.00%" fo:text-align="center" fo:margin-top="5.65pt"/>
    </style:style>
    <style:style style:name="P63" style:family="paragraph">
      <style:paragraph-properties fo:line-height="120.00%" fo:text-align="left" fo:margin-top="5.65pt"/>
    </style:style>
    <style:style style:name="P64" style:family="paragraph">
      <style:paragraph-properties fo:line-height="100.00%" fo:text-align="left" fo:margin-top="5.65pt"/>
    </style:style>
    <style:style style:name="P65" style:family="paragraph">
      <style:paragraph-properties fo:line-height="100.00%" fo:text-align="center" fo:margin-top="5.65pt"/>
    </style:style>
    <style:style style:name="P66" style:family="paragraph">
      <style:paragraph-properties fo:line-height="100.00%" fo:text-align="left" fo:margin-top="5.65pt"/>
    </style:style>
    <style:style style:name="P67" style:family="paragraph">
      <style:paragraph-properties fo:line-height="100.00%" fo:text-align="center" fo:margin-top="5.65pt"/>
    </style:style>
    <style:style style:name="P68" style:family="paragraph">
      <style:paragraph-properties fo:line-height="100.00%" fo:text-align="left" fo:margin-top="5.65pt"/>
    </style:style>
  </office:automatic-styles>
  <office:body>
    <office:text>
      <text:p text:style-name="P1"><text:span text:style-name="T1">“开源软件杯”创新作品大赛</text:span></text:p>
      <text:p text:style-name="P2"><text:span text:style-name="T2"/></text:p>
      <text:p text:style-name="P2"><text:span text:style-name="T3">i-learn</text:span></text:p>
      <text:p text:style-name="P2"><text:span text:style-name="T4">项目开发报告</text:span></text:p>
      <text:p text:style-name="P3"><text:span text:style-name="T5"/></text:p>
      <text:p text:style-name="P4"><text:span text:style-name="T5"/></text:p>
      <text:p text:style-name="P4"><text:span text:style-name="T5"/></text:p>
      <text:p text:style-name="P4"><text:span text:style-name="T5"/></text:p>
      <text:p text:style-name="P4"><text:span text:style-name="T5"/></text:p>
      <text:p text:style-name="P5"><text:span text:style-name="T5"/></text:p>
      <text:p text:style-name="P6"><text:span text:style-name="T6">项目仓库地址</text:span><text:span text:style-name="T7"><text:s/></text:span><text:span text:style-name="T8">：</text:span><text:a xlink:href="https://github.com/QinHsiu/i-Learn.git"><text:span text:style-name="T9">https://github.com/QinHsiu/i-Learn.git</text:span></text:a><text:span text:style-name="T10"><text:s text:c="82"/></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8"><text:span text:style-name="T11"/></text:p>
      <text:p text:style-name="P9"><text:span text:style-name="T12"><text:s/></text:span><text:span text:style-name="T13">开发小组</text:span><text:span text:style-name="T14"><text:s/></text:span><text:span text:style-name="T15">： i-learn</text:span><text:span text:style-name="T16"><text:s/></text:span><text:span text:style-name="T17">开源软件开发小组</text:span><text:span text:style-name="T18"><text:s text:c="3"/></text:span><text:span text:style-name="T19"><text:s text:c="47"/></text:span></text:p>
      <text:p text:style-name="P9"><text:span text:style-name="T20"><text:s/></text:span><text:span text:style-name="T21">开发成员：秦秀元 邹绍雄 杨泽东 张博<text:s/></text:span><text:span text:style-name="T22"><text:s text:c="5"/></text:span><text:span text:style-name="T23"><text:s text:c="47"/></text:span></text:p>
      <text:p text:style-name="P9"><text:span text:style-name="T24"><text:s text:c="21"/></text:span><text:span text:style-name="T25"><text:s text:c="48"/></text:span></text:p>
      <text:p text:style-name="P9"><text:span text:style-name="T26"><text:s/></text:span><text:span text:style-name="T27">起止时间</text:span><text:span text:style-name="T28"><text:s text:c="4"/></text:span><text:span text:style-name="T29"><text:s/></text:span><text:span text:style-name="T30"><text:s text:c="7"/>2020</text:span><text:span text:style-name="T31">年</text:span><text:span text:style-name="T32">2</text:span><text:span text:style-name="T33">月</text:span><text:span text:style-name="T34"><text:s/></text:span><text:span text:style-name="T35">～</text:span><text:span text:style-name="T36"><text:s/>6</text:span><text:span text:style-name="T37">月</text:span><text:span text:style-name="T38"><text:s text:c="7"/></text:span></text:p>
      <text:p text:style-name="P9"><text:span text:style-name="T39"><text:s text:c="4"/></text:span></text:p>
      <text:p text:style-name="P9"><text:span text:style-name="T40"/></text:p>
      <text:p text:style-name="P10"><text:span text:style-name="T41">重庆师范大学</text:span><text:span text:style-name="T42"><text:s/></text:span><text:span text:style-name="T43">软件工程系</text:span></text:p>
      <text:p text:style-name="P11"><text:span text:style-name="T44">摘要</text:span></text:p>
      <text:p text:style-name="P12"><text:span text:style-name="T45"/></text:p>
      <text:p text:style-name="P12"><text:span text:style-name="T46">随着信息化水平的不断提高，越来越多的网民会选择在网上浏览学习信息，所以对有一个统一学习的平台的需求日渐强烈，对学习网站建设的要求也越来高。i-learn学习网站是一款基于php、对学习资源重新组织开发的网站，为用户提供一种便捷的探究学习平台，能够培养用户在网络环境下自主学习、探究学习和合作学习的能力。</text:span></text:p>
      <text:p text:style-name="P12"><text:span text:style-name="T46">本系统采用B/S架构开发，用户通过浏览器登录到用户界面，将系统的核心功能集中在后台，简化了系统的开发、维护和使用。系统将使用者分为注册用户、VIP用户、管理员和系统管理员，注册用户可以查看动态和通知，VIP用户可以发送动态、发送邮件、以及删除自己的动态等功能，管理员可以发布通知、发送邮件、可以为用户办理VIP等功能，系统管理员可以添加用户、发送邮件等。</text:span></text:p>
      <text:p text:style-name="P12"><text:span text:style-name="T47"/></text:p>
      <text:p text:style-name="P12"><text:span text:style-name="T47"/></text:p>
      <text:p text:style-name="P12"><text:span text:style-name="T47"/></text:p>
      <text:p text:style-name="P12"><text:span text:style-name="T47"/></text:p>
      <text:p text:style-name="P12"><text:span text:style-name="T47"/></text:p>
      <text:p text:style-name="P13"><text:span text:style-name="T48">关键词：学习网站，设计开发，php，mysql</text:span></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4"><text:span text:style-name="T49"/></text:p>
      <text:p text:style-name="P15"><text:span text:style-name="T50">目录</text:span></text:p>
      <text:p text:style-name="P16"><text:span text:style-name="T51"/></text:p>
      <text:p text:style-name="P16"><text:a xlink:href="#__RefHeading__3584_145136877"><text:span text:style-name="T53">第1章</text:span></text:a><text:span text:style-name="T54"><text:s/></text:span><text:span text:style-name="T55"><text:s/></text:span><text:a xlink:href="#__RefHeading__3584_145136877"><text:span text:style-name="T57">需求分析</text:span></text:a><text:span text:style-name="T58"><text:tab/></text:span><text:a xlink:href="#__RefHeading__3584_145136877"><text:span text:style-name="T60">4</text:span></text:a><text:span text:style-name="T61"/></text:p>
      <text:p text:style-name="P17"><text:a xlink:href="#__RefHeading___Toc1194_3131406215"><text:span text:style-name="T63">1.1.</text:span></text:a><text:span text:style-name="T64"><text:s/></text:span><text:a xlink:href="#__RefHeading___Toc1194_3131406215"><text:span text:style-name="T66">功能需求分析</text:span></text:a><text:span text:style-name="T67"><text:tab/></text:span><text:a xlink:href="#__RefHeading___Toc1194_3131406215"><text:span text:style-name="T69">4</text:span></text:a><text:span text:style-name="T70"/></text:p>
      <text:p text:style-name="P17"><text:a xlink:href="#__RefHeading___Toc14369_1003501382"><text:span text:style-name="T72">1.2.</text:span></text:a><text:span text:style-name="T73"><text:s/></text:span><text:a xlink:href="#__RefHeading___Toc14369_1003501382"><text:span text:style-name="T75">系统用例分析</text:span></text:a><text:span text:style-name="T76"><text:tab/></text:span><text:a xlink:href="#__RefHeading___Toc13222_1649206321"><text:span text:style-name="T78">4</text:span></text:a><text:span text:style-name="T79"/></text:p>
      <text:p text:style-name="P17"><text:a xlink:href="#__RefHeading___Toc13228_1649206321"><text:span text:style-name="T81">1.3.</text:span></text:a><text:span text:style-name="T82"><text:s/></text:span><text:a xlink:href="#__RefHeading___Toc13228_1649206321"><text:span text:style-name="T84">非功能性需求分析</text:span></text:a><text:span text:style-name="T85"><text:tab/></text:span><text:a xlink:href="#__RefHeading___Toc13228_1649206321"><text:span text:style-name="T87">4</text:span></text:a><text:span text:style-name="T88"/></text:p>
      <text:p text:style-name="P18"><text:a xlink:href="#__RefHeading___Toc13230_1649206321"><text:span text:style-name="T90">1.</text:span></text:a><text:span text:style-name="T91"><text:s/></text:span><text:a xlink:href="#__RefHeading___Toc13230_1649206321"><text:span text:style-name="T93">性能需求</text:span></text:a><text:span text:style-name="T94"><text:tab/></text:span><text:a xlink:href="#__RefHeading___Toc13230_1649206321"><text:span text:style-name="T96">4</text:span></text:a><text:span text:style-name="T97"/></text:p>
      <text:p text:style-name="P18"><text:a xlink:href="#__RefHeading___Toc13232_1649206321"><text:span text:style-name="T99">2.</text:span></text:a><text:span text:style-name="T100"><text:s/></text:span><text:a xlink:href="#__RefHeading___Toc13232_1649206321"><text:span text:style-name="T102">可维护性需求</text:span></text:a><text:span text:style-name="T103"><text:tab/></text:span><text:a xlink:href="#__RefHeading___Toc13232_1649206321"><text:span text:style-name="T105">4</text:span></text:a><text:span text:style-name="T106"/></text:p>
      <text:p text:style-name="P19"><text:a xlink:href="#__RefHeading__3584_145136877"><text:span text:style-name="T108">第2章</text:span></text:a><text:span text:style-name="T109"><text:s/></text:span><text:span text:style-name="T110"><text:s/></text:span><text:a xlink:href="#__RefHeading__3584_145136877"><text:span text:style-name="T112">架构设计</text:span></text:a><text:span text:style-name="T113"><text:tab/></text:span><text:a xlink:href="#__RefHeading__3584_145136877"><text:span text:style-name="T115">6</text:span></text:a><text:span text:style-name="T116"/></text:p>
      <text:p text:style-name="P20"><text:a xlink:href="#__RefHeading___Toc1194_3131406215"><text:span text:style-name="T118">1.1.</text:span></text:a><text:span text:style-name="T119"><text:s/></text:span><text:a xlink:href="#__RefHeading___Toc1194_3131406215"><text:span text:style-name="T121">架构思路</text:span></text:a><text:span text:style-name="T122"><text:tab/></text:span><text:a xlink:href="#__RefHeading___Toc1194_3131406215"><text:span text:style-name="T124">6</text:span></text:a><text:span text:style-name="T125"/></text:p>
      <text:p text:style-name="P20"><text:a xlink:href="#__RefHeading___Toc14369_1003501382"><text:span text:style-name="T127">1.2.</text:span></text:a><text:span text:style-name="T128"><text:s/></text:span><text:a xlink:href="#__RefHeading___Toc14369_1003501382"><text:span text:style-name="T130">分层架构</text:span></text:a><text:span text:style-name="T131"><text:tab/></text:span><text:a xlink:href="#__RefHeading___Toc13222_1649206321"><text:span text:style-name="T133">6</text:span></text:a><text:span text:style-name="T134"/></text:p>
      <text:p text:style-name="P20"><text:a xlink:href="#__RefHeading___Toc13228_1649206321"><text:span text:style-name="T136">1.3.</text:span></text:a><text:span text:style-name="T137"><text:s/></text:span><text:a xlink:href="#__RefHeading___Toc13228_1649206321"><text:span text:style-name="T139">B/S架构</text:span></text:a><text:span text:style-name="T140"><text:tab/></text:span><text:a xlink:href="#__RefHeading___Toc13228_1649206321"><text:span text:style-name="T142">6</text:span></text:a><text:span text:style-name="T143"/></text:p>
      <text:p text:style-name="P21"><text:a xlink:href="#__RefHeading___Toc14371_1003501382"><text:span text:style-name="T145">第3章</text:span></text:a><text:span text:style-name="T146"><text:s/></text:span><text:span text:style-name="T147"><text:s/></text:span><text:a xlink:href="#__RefHeading___Toc14371_1003501382"><text:span text:style-name="T149">架构设计</text:span></text:a><text:span text:style-name="T150"><text:tab/></text:span><text:a xlink:href="#__RefHeading___Toc14371_1003501382"><text:span text:style-name="T152">6</text:span></text:a><text:span text:style-name="T153"/></text:p>
      <text:p text:style-name="P22"><text:a xlink:href="#__RefHeading___Toc14373_1003501382"><text:span text:style-name="T155">2.1.</text:span></text:a><text:span text:style-name="T156"><text:s/></text:span><text:a xlink:href="#__RefHeading___Toc14373_1003501382"><text:span text:style-name="T158">详细设计概要</text:span></text:a><text:span text:style-name="T159"><text:tab/></text:span><text:a xlink:href="#__RefHeading___Toc14373_1003501382"><text:span text:style-name="T161">6</text:span></text:a><text:span text:style-name="T162"/></text:p>
      <text:p text:style-name="P22"><text:a xlink:href="#__RefHeading___Toc2108_1036705661"><text:span text:style-name="T164">2.2.</text:span></text:a><text:span text:style-name="T165"><text:s/></text:span><text:a xlink:href="#__RefHeading___Toc2108_1036705661"><text:span text:style-name="T167">数据库设计</text:span></text:a><text:span text:style-name="T168"><text:tab/></text:span><text:a xlink:href="#__RefHeading___Toc2108_1036705661"><text:span text:style-name="T170">8</text:span></text:a><text:span text:style-name="T171"/></text:p>
      <text:p text:style-name="P22"><text:a xlink:href="#__RefHeading___Toc2110_1036705661"><text:span text:style-name="T173">2.3.</text:span></text:a><text:span text:style-name="T174"><text:s/></text:span><text:a xlink:href="#__RefHeading___Toc2110_1036705661"><text:span text:style-name="T176">存储分配</text:span></text:a><text:span text:style-name="T177"><text:tab/></text:span><text:a xlink:href="#__RefHeading___Toc2110_1036705661"><text:span text:style-name="T179">8</text:span></text:a><text:span text:style-name="T180"/></text:p>
      <text:p text:style-name="P23"><text:a xlink:href="#__RefHeading___Toc2112_1036705661"><text:span text:style-name="T182">1.</text:span></text:a><text:span text:style-name="T183"><text:s/></text:span><text:a xlink:href="#__RefHeading___Toc2112_1036705661"><text:span text:style-name="T185">用户信息</text:span></text:a><text:span text:style-name="T186"><text:tab/></text:span><text:a xlink:href="#__RefHeading___Toc2112_1036705661"><text:span text:style-name="T188">8</text:span></text:a><text:span text:style-name="T189"/></text:p>
      <text:p text:style-name="P23"><text:a xlink:href="#__RefHeading___Toc3265_1373992084"><text:span text:style-name="T191">2.</text:span></text:a><text:span text:style-name="T192"><text:s/></text:span><text:a xlink:href="#__RefHeading___Toc3265_1373992084"><text:span text:style-name="T194">Email</text:span></text:a><text:span text:style-name="T195"><text:tab/></text:span><text:a xlink:href="#__RefHeading___Toc3265_1373992084"><text:span text:style-name="T197">8</text:span></text:a><text:span text:style-name="T198"/></text:p>
      <text:p text:style-name="P23"><text:a xlink:href="#__RefHeading___Toc2118_1036705661"><text:span text:style-name="T200">3.</text:span></text:a><text:span text:style-name="T201"><text:s/></text:span><text:a xlink:href="#__RefHeading___Toc2118_1036705661"><text:span text:style-name="T203">Notice</text:span></text:a><text:span text:style-name="T204"><text:tab/></text:span><text:a xlink:href="#__RefHeading___Toc2118_1036705661"><text:span text:style-name="T206">8</text:span></text:a><text:span text:style-name="T207"/></text:p>
      <text:p text:style-name="P24"><text:a xlink:href="#__RefHeading__3584_145136877"><text:span text:style-name="T209">第4章</text:span></text:a><text:span text:style-name="T210"><text:s/></text:span><text:span text:style-name="T211"><text:s/></text:span><text:a xlink:href="#__RefHeading__3584_145136877"><text:span text:style-name="T213">系统测试</text:span></text:a><text:span text:style-name="T214"><text:tab/></text:span><text:a xlink:href="#__RefHeading__3584_145136877"><text:span text:style-name="T216">10</text:span></text:a><text:span text:style-name="T217"/></text:p>
      <text:p text:style-name="P25"><text:a xlink:href="#__RefHeading___Toc1194_3131406215"><text:span text:style-name="T219">1.1.</text:span></text:a><text:span text:style-name="T220"><text:s/></text:span><text:a xlink:href="#__RefHeading___Toc1194_3131406215"><text:span text:style-name="T222">项目测试概述</text:span></text:a><text:span text:style-name="T223"><text:tab/></text:span><text:a xlink:href="#__RefHeading___Toc1194_3131406215"><text:span text:style-name="T225">10</text:span></text:a><text:span text:style-name="T226"/></text:p>
      <text:p text:style-name="P26"><text:span text:style-name="T226"/></text:p>
      <text:p text:style-name="P27"><text:a xlink:href="#__RefHeading__2857_375319270"><text:span text:style-name="T228">后记</text:span></text:a><text:span text:style-name="T229"><text:tab/></text:span><text:a xlink:href="#__RefHeading__2857_375319270"><text:span text:style-name="T231">11</text:span></text:a><text:span text:style-name="T232"/></text:p>
      <text:p text:style-name="P27"><text:a xlink:href="#__RefHeading__3696_145136877"><text:span text:style-name="T234">参考文献</text:span></text:a><text:span text:style-name="T235"><text:tab/></text:span><text:a xlink:href="#__RefHeading__3696_145136877"><text:span text:style-name="T237">12</text:span></text:a><text:span text:style-name="T238"/></text:p>
      <text:p text:style-name="P27"><text:span text:style-name="T238"/></text:p>
      <text:p text:style-name="P28"><text:span text:style-name="T239"><text:s/>需求分析</text:span></text:p>
      <text:p text:style-name="P29"><text:span text:style-name="T240">功能需求分析</text:span></text:p>
      <text:p text:style-name="P30"><text:span text:style-name="T241">根据对网络上的一些学习网站进行分析，学习网站一般包括了用户登录、邮件发送、查看他人动态等主要功能，还有一些其他的关联功能，比如动态的删除以及邮件删除等功能。</text:span></text:p>
      <text:p text:style-name="P31"><draw:frame text:anchor-type="as-char" svg:width="152.40mm" svg:height="69.59mm" style:rel-width="scale" style:rel-height="scale"><draw:object-ole xlink:href="OleObj1"/><draw:image xlink:href="ObjectReplacements/OleObj1"/></draw:frame><text:span text:style-name="T242"/></text:p>
      <text:p text:style-name="P32"><text:span text:style-name="T243">图1-1 i-learn层次图</text:span></text:p>
      <text:p text:style-name="P33"><text:span text:style-name="T244">系统用例分析</text:span></text:p>
      <text:p text:style-name="P34"><text:span text:style-name="T245">通过系统需求分析，可以从系统中提取出五个主要的用户分类，分别是系统管理员、游客、普通用户、VIP用户、管理员。用例包括用户端非注册用户的一般浏览、注册用户登录后查看动态和通知，以及VIP用户登录后发布动态；管理员端的通知发布、为注册用户办理VIP；系统管理员端的职员管理（入职和离职）等。</text:span></text:p>
      <text:p text:style-name="P34"><draw:frame text:anchor-type="as-char" svg:width="152.40mm" svg:height="122.24mm" style:rel-width="scale" style:rel-height="scale"><draw:object-ole xlink:href="OleObj2"/><draw:image xlink:href="ObjectReplacements/OleObj2"/></draw:frame><text:span text:style-name="T246"/></text:p>
      <text:p text:style-name="P35"><text:span text:style-name="T247">图1-2 系统总用例图</text:span></text:p>
      <text:p text:style-name="P36"><text:span text:style-name="T248">非功能性需求分析</text:span></text:p>
      <text:p text:style-name="P36"><text:span text:style-name="T249">性能需求</text:span></text:p>
      <text:p text:style-name="P36"><text:span text:style-name="T249"><text:tab/>数据精度：保留小数点后两位数字</text:span></text:p>
      <text:p text:style-name="P36"><text:span text:style-name="T249"><text:tab/>系统响应时间：2s以内</text:span></text:p>
      <text:p text:style-name="P37"><text:span text:style-name="T249"><text:tab/>灵活性：一般的操作方式变化能够适应</text:span></text:p>
      <text:p text:style-name="P37"><text:span text:style-name="T249"><text:tab/><text:tab/> 运行环境都要基本测试兼容，可以适应简单的运行环境变化</text:span></text:p>
      <text:p text:style-name="P37"><text:span text:style-name="T249"><text:tab/><text:tab/> 主流的其他软件接口都能够良好的支持</text:span></text:p>
      <text:p text:style-name="P37"><text:span text:style-name="T249"><text:tab/>故障处理：包括软件不兼容、非法操作、错误操作、软件的参数设置不合理、数据丢<text:tab/>失、软件运行卡顿等，重大的故障导致系统不能正常运行处理在2小时内，一般故障处<text:tab/>理在一天之内</text:span></text:p>
      <text:p text:style-name="P37"><text:span text:style-name="T249">可维护性需求</text:span></text:p>
      <text:p text:style-name="P37"><text:span text:style-name="T249"><text:tab/>系统需要随着用户的需求或技术的改革而进行升级，在系统最初设计时保持良好的设计习惯，增强系统的可维护性。</text:span></text:p>
      <text:p text:style-name="P38"><text:span text:style-name="T250">架构设计</text:span></text:p>
      <text:p text:style-name="P39"><text:span text:style-name="T251">架构思路</text:span></text:p>
      <text:p text:style-name="P39"><text:span text:style-name="T252"><text:tab/>i-learn开发采用MVC架构三层架构进行</text:span></text:p>
      <text:p text:style-name="P39"><text:span text:style-name="T252"><text:tab/>尽量减少动态化的数据访问，多实现静态化</text:span></text:p>
      <text:p text:style-name="P39"><text:span text:style-name="T253">分层架构</text:span></text:p>
      <text:p text:style-name="P40"><draw:frame text:anchor-type="as-char" svg:width="152.40mm" svg:height="45.77mm" style:rel-width="scale" style:rel-height="scale"><draw:object-ole xlink:href="OleObj3"/><draw:image xlink:href="ObjectReplacements/OleObj3"/></draw:frame><text:span text:style-name="T254"/></text:p>
      <text:p text:style-name="P41"><text:span text:style-name="T255">图2-1 i-learn模块图</text:span></text:p>
      <text:p text:style-name="P42"><text:span text:style-name="T256">B/S架构</text:span></text:p>
      <text:p text:style-name="P43"><text:span text:style-name="T256"><text:tab/></text:span><text:span text:style-name="T257">浏览器/服务器架构模式，前台界面+后台数据库服务，用户通过浏览器访问用户界面，用户通过浏览器界面向服务器端提出请求，并对服务器端返回的结果进行处理并展示，通过用户界面将系统的逻辑功能展现出来。服务器端则提供数据服务，操作数据，然后把结果返回中间层，结果显示在系统界面上。</text:span></text:p>
      <text:p text:style-name="P43"><draw:frame text:anchor-type="as-char" svg:width="31.75mm" svg:height="55.03mm" style:rel-width="scale" style:rel-height="scale"><draw:object-ole xlink:href="OleObj4"/><draw:image xlink:href="ObjectReplacements/OleObj4"/></draw:frame><text:span text:style-name="T258"/></text:p>
      <text:p text:style-name="P44"><text:span text:style-name="T259">图2-2 B/S架构</text:span></text:p>
      <text:p text:style-name="P44"><text:span text:style-name="T260"/></text:p>
      <text:p text:style-name="P44"><text:span text:style-name="T261">详细设计</text:span></text:p>
      <text:p text:style-name="P45"><text:span text:style-name="T262">详细设计概要</text:span></text:p>
      <text:p text:style-name="P45"><text:span text:style-name="T263"><text:tab/>详细设计阶段主要为后续的数据库设计及系统的具体实现提供参考依据。首先是有系统用户类，包括普通用户、VIP用户、管理员和系统管理员，普通用户只有最简单的方法，如登录、登出、查看通知、查看动态、浏览网页和发送邮件；VIP用户在普通用户的基础上增添了动态发布和删除功能；管理员可以对VIP用户和普通用户进行管理以及发布通知；系统管理员增添了职员管理的方法。</text:span></text:p>
      <text:p text:style-name="P46"><draw:frame text:anchor-type="as-char" svg:width="152.40mm" svg:height="127.53mm" style:rel-width="scale" style:rel-height="scale"><draw:object-ole xlink:href="OleObj5"/><draw:image xlink:href="ObjectReplacements/OleObj5"/></draw:frame><text:span text:style-name="T264"/></text:p>
      <text:p text:style-name="P47"><text:span text:style-name="T265">图3-1 i-learn详细设计类图</text:span></text:p>
      <text:p text:style-name="P48"><text:span text:style-name="T266"/></text:p>
      <text:p text:style-name="P49"><text:span text:style-name="T267">数据库设计</text:span></text:p>
      <text:p text:style-name="P49"><text:span text:style-name="T268"><text:tab/>这一阶段完成对数据库的设计，通过第三范式来规范化数据库，提高数据库的安全性。其中包括了用户的注册数据信息、VIP用户发表动态的数据信息、管理员发布通知的信息、以及网站用户的邮件来往信息都会形成记录保存到数据库中。</text:span></text:p>
      <text:p text:style-name="P50"><draw:frame text:anchor-type="as-char" svg:width="152.40mm" svg:height="119.86mm" style:rel-width="scale" style:rel-height="scale"><draw:object-ole xlink:href="OleObj6"/><draw:image xlink:href="ObjectReplacements/OleObj6"/></draw:frame><text:span text:style-name="T269"/></text:p>
      <text:p text:style-name="P51"><text:span text:style-name="T270">图3-2 i-learn数据库设计数据流图</text:span></text:p>
      <text:p text:style-name="P52"><text:span text:style-name="T270">存储分配</text:span></text:p>
      <text:p text:style-name="P53"><draw:frame text:anchor-type="as-char" svg:width="95.51mm" svg:height="43.13mm" style:rel-width="scale" style:rel-height="scale"><draw:object-ole xlink:href="OleObj7"/><draw:image xlink:href="ObjectReplacements/OleObj7"/></draw:frame><text:span text:style-name="T271"/></text:p>
      <text:p text:style-name="P54"><text:span text:style-name="T272">图 3-3 用户信息表</text:span></text:p>
      <text:p text:style-name="P54"><text:span text:style-name="T273"/></text:p>
      <text:p text:style-name="P55"><draw:frame text:anchor-type="as-char" svg:width="95.51mm" svg:height="43.13mm" style:rel-width="scale" style:rel-height="scale"><draw:object-ole xlink:href="OleObj8"/><draw:image xlink:href="ObjectReplacements/OleObj8"/></draw:frame><text:span text:style-name="T273"/></text:p>
      <text:p text:style-name="P56"><text:span text:style-name="T274">图 3-4email信息表</text:span></text:p>
      <text:p text:style-name="P56"><text:span text:style-name="T275"/></text:p>
      <text:p text:style-name="P57"><draw:frame text:anchor-type="as-char" svg:width="106.63mm" svg:height="35.72mm" style:rel-width="scale" style:rel-height="scale"><draw:object-ole xlink:href="OleObj9"/><draw:image xlink:href="ObjectReplacements/OleObj9"/></draw:frame><text:span text:style-name="T275"/></text:p>
      <text:p text:style-name="P58"><text:span text:style-name="T276">图 3-5notice信息表</text:span></text:p>
      <text:p text:style-name="P59"><text:span text:style-name="T277"/></text:p>
      <text:p text:style-name="P60"><text:span text:style-name="T278">系统集成</text:span></text:p>
      <text:p text:style-name="P61"><text:span text:style-name="T279"/></text:p>
      <text:p text:style-name="P61"><text:span text:style-name="T279"/></text:p>
      <text:p text:style-name="P61"><text:span text:style-name="T279"/></text:p>
      <text:p text:style-name="P61"><text:span text:style-name="T279"/></text:p>
      <text:p text:style-name="P62"><text:span text:style-name="T280">系统测试</text:span></text:p>
      <text:p text:style-name="P63"><text:span text:style-name="T281">项目测试概述</text:span></text:p>
      <text:p text:style-name="P64"><text:span text:style-name="T282">这一阶段完成了对网站相关功能的测试，使用Python语言编写自动化测试类，实现网站相关功能的黑盒测试；包括对系统的登录功能、动态发布功能、邮件发送功能、用户和职员管理等功能的黑盒测试。</text:span></text:p>
      <text:p text:style-name="P64"><draw:frame text:anchor-type="as-char" svg:width="152.40mm" svg:height="142.61mm" style:rel-width="scale" style:rel-height="scale"><draw:object-ole xlink:href="OleObj10"/><draw:image xlink:href="ObjectReplacements/OleObj10"/></draw:frame><text:span text:style-name="T283"/></text:p>
      <text:p text:style-name="P65"><text:span text:style-name="T284">图5-1 用户登录顺序图</text:span></text:p>
      <text:p text:style-name="P66"><text:span text:style-name="T285"/></text:p>
      <text:p text:style-name="P67"><text:span text:style-name="T286">后记</text:span><text:span text:style-name="T287"/></text:p>
      <text:p text:style-name="P67"><text:span text:style-name="T288"/></text:p>
      <text:p text:style-name="P68"><text:span text:style-name="T288"><text:tab/>在编写详细设计说明书时没有对先前提交的文档进行充分分析，导致编码阶段出现失误；开发团队应讲究团队合作，多花一点时间交流，使每个人都能发挥自己的特长。</text:span></text:p>
      <text:p text:style-name="P68"><text:span text:style-name="T288"><text:tab/>在项目启动前期，要对市场进行充分的调查，通过各种渠道进行分析，充分了解用户对软件的需求变化。</text:span><text:span text:style-name="T28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